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74cm"/>
    </style:style>
    <style:style style:name="co2" style:family="table-column">
      <style:table-column-properties fo:break-before="auto" style:column-width="15.14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salmus 118 (119), 153-160 </text:p>
          </table:table-cell>
          <table:table-cell office:value-type="string">
            <text:p>Psaume 118 (119), 153-160 </text:p>
          </table:table-cell>
        </table:table-row>
        <table:table-row table:style-name="ro1">
          <table:table-cell office:value-type="string">
            <text:p>XX (Res)</text:p>
          </table:table-cell>
          <table:table-cell office:value-type="string">
            <text:p>XX (Res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Vide humiliatiónem meam et éripe me, * quia legem tuam non sum oblítus.</text:p>
          </table:table-cell>
          <table:table-cell office:value-type="string">
            <text:p>Vois ma misère, et délivre-moi, car je n'oublie pas ta loi. </text:p>
          </table:table-cell>
        </table:table-row>
        <table:table-row table:style-name="ro2">
          <table:table-cell office:value-type="string">
            <text:p>Iúdica causam meam et rédime me; * propter elóquium tuum vivífica me.</text:p>
          </table:table-cell>
          <table:table-cell office:value-type="string">
            <text:p>Défends ma cause et sois mon vengeur, rends-moi la vie selon ta parole. </text:p>
          </table:table-cell>
        </table:table-row>
        <table:table-row table:style-name="ro2">
          <table:table-cell office:value-type="string">
            <text:p>Longe a peccatóribus salus, * quia iustificatiónes tuas non exquisiérunt.</text:p>
          </table:table-cell>
          <table:table-cell office:value-type="string">
            <text:p>Le salut est loin des méchants, car ils ne s'inquiètent pas de tes lois. </text:p>
          </table:table-cell>
        </table:table-row>
        <table:table-row table:style-name="ro2">
          <table:table-cell office:value-type="string">
            <text:p>Misericórdiæ tuæ multæ, Dómine; * secúndum iudícia tua vivífica me.</text:p>
          </table:table-cell>
          <table:table-cell office:value-type="string">
            <text:p>Tes miséricordes sont nombreuses, le Seigneur; rends-moi la vie selon tes jugements.</text:p>
          </table:table-cell>
        </table:table-row>
        <table:table-row table:style-name="ro2">
          <table:table-cell office:value-type="string">
            <text:p>Multi, qui persequúntur me et tríbulant me; * a testimóniis tuis non declinávi.</text:p>
          </table:table-cell>
          <table:table-cell office:value-type="string">
            <text:p>Nombreux sont mes persécuteurs et mes ennemis; je ne m'écarte point de tes enseignements.</text:p>
          </table:table-cell>
        </table:table-row>
        <table:table-row table:style-name="ro2">
          <table:table-cell office:value-type="string">
            <text:p>Vidi prævaricántes, et tæduit me, * quia elóquia tua non custodiérunt.</text:p>
          </table:table-cell>
          <table:table-cell office:value-type="string">
            <text:p>A la vue des infidèles, j'ai ressenti de l'horreur, parce qu'ils n'observent pas ta parole. </text:p>
          </table:table-cell>
        </table:table-row>
        <table:table-row table:style-name="ro2">
          <table:table-cell office:value-type="string">
            <text:p>Vide quóniam mandáta tua diléxi, Dómine; * secúndum misericórdiam tuam vivífica me.</text:p>
          </table:table-cell>
          <table:table-cell office:value-type="string">
            <text:p>Considère que j'aime tes ordonnances; Le Seigneur, rends-moi la vie selon ta  bonté. </text:p>
          </table:table-cell>
        </table:table-row>
        <table:table-row table:style-name="ro2">
          <table:table-cell office:value-type="string">
            <text:p>Princípium verbórum tuórum véritas, * in ætérnum ómnia iudícia iustítiæ tuæ.</text:p>
          </table:table-cell>
          <table:table-cell office:value-type="string">
            <text:p>Le résumé de ta parole est la vérité, et toutes les lois de ta justice sont éternelle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14/08/2017</text:date>, <text:time>16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6:16:55</dc:date>
    <dc:creator>Boris Maire</dc:creator>
    <meta:generator>OpenOffice/4.1.3$Unix OpenOffice.org_project/413m1$Build-9783</meta:generator>
    <meta:editing-duration>PT43S</meta:editing-duration>
    <meta:editing-cycles>1</meta:editing-cycles>
    <meta:document-statistic meta:table-count="1" meta:cell-count="20" meta:object-count="0"/>
  </office:meta>
</office:document-meta>
</file>